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officeooo:rsid="000e6594" officeooo:paragraph-rsid="000e6594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0e6594" style:font-size-asian="24pt" style:font-size-complex="24pt"/>
    </style:style>
    <style:style style:name="P4" style:family="paragraph" style:parent-style-name="Standard">
      <style:paragraph-properties fo:text-align="center" style:justify-single-word="false" fo:break-before="page"/>
      <style:text-properties fo:font-size="24pt" officeooo:paragraph-rsid="000e6594" style:font-size-asian="24pt" style:font-size-complex="24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e6594"/>
    </style:style>
    <style:style style:name="T2" style:family="text">
      <style:text-properties fo:font-size="24pt" officeooo:rsid="000e6594" style:font-size-asian="24pt" style:font-size-complex="2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o Juninho</text:p>
      <text:p text:style-name="P4"><text:span text:style-name="T1">Introdução</text:span></text:p>
      <text:p text:style-name="P4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6"><text:a xlink:type="simple" xlink:href="#__RefHeading___Toc115_127727455" text:style-name="Index_20_Link" text:visited-style-name="Index_20_Link">HTML<text:tab/>4</text:a></text:p>
          <text:p text:style-name="P6"><text:a xlink:type="simple" xlink:href="#__RefHeading___Toc117_127727455" text:style-name="Index_20_Link" text:visited-style-name="Index_20_Link">CSS<text:tab/>5</text:a></text:p>
          <text:p text:style-name="P6"><text:a xlink:type="simple" xlink:href="#__RefHeading___Toc119_127727455" text:style-name="Index_20_Link" text:visited-style-name="Index_20_Link">Bootstrap<text:tab/>6</text:a></text:p>
          <text:p text:style-name="P6"><text:a xlink:type="simple" xlink:href="#__RefHeading___Toc121_127727455" text:style-name="Index_20_Link" text:visited-style-name="Index_20_Link">JDBC<text:tab/>7</text:a></text:p>
          <text:p text:style-name="P6"><text:a xlink:type="simple" xlink:href="#__RefHeading___Toc123_127727455" text:style-name="Index_20_Link" text:visited-style-name="Index_20_Link">Hibernate<text:tab/>8</text:a></text:p>
          <text:p text:style-name="P6"><text:a xlink:type="simple" xlink:href="#__RefHeading___Toc125_127727455" text:style-name="Index_20_Link" text:visited-style-name="Index_20_Link">JPA<text:tab/>9</text:a></text:p>
          <text:p text:style-name="P6"><text:a xlink:type="simple" xlink:href="#__RefHeading___Toc127_127727455" text:style-name="Index_20_Link" text:visited-style-name="Index_20_Link">Spring<text:tab/>10</text:a></text:p>
          <text:p text:style-name="P6"><text:a xlink:type="simple" xlink:href="#__RefHeading___Toc129_127727455" text:style-name="Index_20_Link" text:visited-style-name="Index_20_Link">Maven<text:tab/>11</text:a></text:p>
          <text:p text:style-name="P6"><text:a xlink:type="simple" xlink:href="#__RefHeading___Toc131_127727455" text:style-name="Index_20_Link" text:visited-style-name="Index_20_Link">Javascript<text:tab/>12</text:a></text:p>
          <text:p text:style-name="P6"><text:a xlink:type="simple" xlink:href="#__RefHeading___Toc133_127727455" text:style-name="Index_20_Link" text:visited-style-name="Index_20_Link">JQuery<text:tab/>13</text:a></text:p>
          <text:p text:style-name="P6"><text:a xlink:type="simple" xlink:href="#__RefHeading___Toc135_127727455" text:style-name="Index_20_Link" text:visited-style-name="Index_20_Link">Servlet<text:tab/>14</text:a></text:p>
          <text:p text:style-name="P6"><text:a xlink:type="simple" xlink:href="#__RefHeading___Toc137_127727455" text:style-name="Index_20_Link" text:visited-style-name="Index_20_Link">JSON<text:tab/>15</text:a></text:p>
          <text:p text:style-name="P6"><text:a xlink:type="simple" xlink:href="#__RefHeading___Toc139_127727455" text:style-name="Index_20_Link" text:visited-style-name="Index_20_Link">Ajax<text:tab/>16</text:a></text:p>
          <text:p text:style-name="P6"><text:a xlink:type="simple" xlink:href="#__RefHeading___Toc141_127727455" text:style-name="Index_20_Link" text:visited-style-name="Index_20_Link">GIT<text:tab/>17</text:a></text:p>
        </text:index-body>
      </text:table-of-content>
      <text:h text:style-name="P5" text:outline-level="1"><text:bookmark-start text:name="__RefHeading___Toc115_127727455"/>HTML<text:bookmark-end text:name="__RefHeading___Toc115_127727455"/></text:h>
      <text:h text:style-name="P5" text:outline-level="1"><text:bookmark-start text:name="__RefHeading___Toc117_127727455"/>CSS<text:bookmark-end text:name="__RefHeading___Toc117_127727455"/></text:h>
      <text:h text:style-name="P5" text:outline-level="1"><text:bookmark-start text:name="__RefHeading___Toc119_127727455"/>Bootstrap<text:bookmark-end text:name="__RefHeading___Toc119_127727455"/></text:h>
      <text:h text:style-name="P5" text:outline-level="1"><text:bookmark-start text:name="__RefHeading___Toc121_127727455"/>JDBC<text:bookmark-end text:name="__RefHeading___Toc121_127727455"/></text:h>
      <text:h text:style-name="P5" text:outline-level="1"><text:bookmark-start text:name="__RefHeading___Toc123_127727455"/>Hibernate<text:bookmark-end text:name="__RefHeading___Toc123_127727455"/></text:h>
      <text:h text:style-name="P5" text:outline-level="1"><text:bookmark-start text:name="__RefHeading___Toc125_127727455"/>JPA<text:bookmark-end text:name="__RefHeading___Toc125_127727455"/></text:h>
      <text:h text:style-name="P5" text:outline-level="1"><text:bookmark-start text:name="__RefHeading___Toc127_127727455"/>Spring<text:bookmark-end text:name="__RefHeading___Toc127_127727455"/></text:h>
      <text:h text:style-name="P5" text:outline-level="1"><text:bookmark-start text:name="__RefHeading___Toc129_127727455"/>Maven<text:bookmark-end text:name="__RefHeading___Toc129_127727455"/></text:h>
      <text:h text:style-name="P5" text:outline-level="1"><text:bookmark-start text:name="__RefHeading___Toc131_127727455"/>Javascript<text:bookmark-end text:name="__RefHeading___Toc131_127727455"/></text:h>
      <text:h text:style-name="P5" text:outline-level="1"><text:bookmark-start text:name="__RefHeading___Toc133_127727455"/>J<text:span text:style-name="T1">Q</text:span>uery<text:bookmark-end text:name="__RefHeading___Toc133_127727455"/></text:h>
      <text:h text:style-name="P5" text:outline-level="1"><text:bookmark-start text:name="__RefHeading___Toc135_127727455"/>Servlet<text:bookmark-end text:name="__RefHeading___Toc135_127727455"/></text:h>
      <text:h text:style-name="P5" text:outline-level="1"><text:bookmark-start text:name="__RefHeading___Toc137_127727455"/>JSON<text:bookmark-end text:name="__RefHeading___Toc137_127727455"/></text:h>
      <text:h text:style-name="P5" text:outline-level="1"><text:bookmark-start text:name="__RefHeading___Toc139_127727455"/>Ajax<text:bookmark-end text:name="__RefHeading___Toc139_127727455"/></text:h>
      <text:h text:style-name="P5" text:outline-level="1"><text:bookmark-start text:name="__RefHeading___Toc141_127727455"/>GIT<text:bookmark-end text:name="__RefHeading___Toc141_12772745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18:17.607000000</meta:creation-date>
    <dc:date>2018-03-19T10:41:12.234000000</dc:date>
    <meta:editing-duration>PT36S</meta:editing-duration>
    <meta:editing-cycles>1</meta:editing-cycles>
    <meta:generator>LibreOffice/5.4.4.2$Windows_X86_64 LibreOffice_project/2524958677847fb3bb44820e40380acbe820f960</meta:generator>
    <meta:document-statistic meta:table-count="0" meta:image-count="0" meta:object-count="0" meta:page-count="17" meta:paragraph-count="31" meta:word-count="61" meta:character-count="243" meta:non-whitespace-character-count="227"/>
  </office:meta>
</office:document-meta>
</file>